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fo:font-size="10pt" fo:font-weight="normal" officeooo:rsid="02d7b0f1" officeooo:paragraph-rsid="00130275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Nimbus Mono L" fo:font-size="10pt" fo:font-weight="normal" officeooo:rsid="02d30a12" officeooo:paragraph-rsid="00130275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Nimbus Mono L" fo:font-size="10pt" fo:font-weight="normal" officeooo:rsid="02d463f2" officeooo:paragraph-rsid="00130275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Nimbus Mono L" fo:font-size="10pt" fo:font-weight="normal" officeooo:rsid="02d0b1ac" officeooo:paragraph-rsid="00130275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Nimbus Mono L" fo:font-size="10pt" officeooo:rsid="0016afa3" officeooo:paragraph-rsid="000e6bdc" style:font-size-asian="10pt" style:font-size-complex="10pt"/>
    </style:style>
    <style:style style:name="P6" style:family="paragraph" style:parent-style-name="Standard">
      <style:text-properties style:font-name="Nimbus Mono L" fo:font-size="10pt" officeooo:rsid="0017d43d" officeooo:paragraph-rsid="000e6bdc" style:font-size-asian="10pt" style:font-size-complex="10pt"/>
    </style:style>
    <style:style style:name="P7" style:family="paragraph" style:parent-style-name="Standard">
      <style:text-properties style:font-name="Nimbus Mono L" fo:font-size="10pt" officeooo:rsid="00189b94" officeooo:paragraph-rsid="000e6bdc" style:font-size-asian="10pt" style:font-size-complex="10pt"/>
    </style:style>
    <style:style style:name="P8" style:family="paragraph" style:parent-style-name="Standard">
      <style:text-properties style:font-name="Nimbus Mono L" fo:font-size="10pt" officeooo:rsid="00198220" officeooo:paragraph-rsid="000e6bdc" style:font-size-asian="10pt" style:font-size-complex="10pt"/>
    </style:style>
    <style:style style:name="P9" style:family="paragraph" style:parent-style-name="Standard">
      <style:text-properties style:font-name="Nimbus Mono L" fo:font-size="10pt" officeooo:rsid="00198220" officeooo:paragraph-rsid="0013bf20" style:font-size-asian="10pt" style:font-size-complex="10pt"/>
    </style:style>
    <style:style style:name="T1" style:family="text">
      <style:text-properties officeooo:rsid="001debc7"/>
    </style:style>
    <style:style style:name="T2" style:family="text">
      <style:text-properties officeooo:rsid="0017d43d"/>
    </style:style>
    <style:style style:name="T3" style:family="text">
      <style:text-properties officeooo:rsid="000e6bdc"/>
    </style:style>
    <style:style style:name="T4" style:family="text">
      <style:text-properties officeooo:rsid="000f42bd"/>
    </style:style>
    <style:style style:name="T5" style:family="text">
      <style:text-properties officeooo:rsid="000f76ad"/>
    </style:style>
    <style:style style:name="T6" style:family="text">
      <style:text-properties officeooo:rsid="001040ae"/>
    </style:style>
    <style:style style:name="T7" style:family="text">
      <style:text-properties officeooo:rsid="02d5659e"/>
    </style:style>
    <style:style style:name="T8" style:family="text">
      <style:text-properties fo:font-weight="normal" officeooo:rsid="02d0b1ac" style:font-weight-asian="normal" style:font-weight-complex="normal"/>
    </style:style>
    <style:style style:name="T9" style:family="text">
      <style:text-properties officeooo:rsid="0015281b"/>
    </style:style>
    <style:style style:name="T10" style:family="text">
      <style:text-properties officeooo:rsid="001b0d6f"/>
    </style:style>
    <style:style style:name="T11" style:family="text">
      <style:text-properties officeooo:rsid="001c1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3">Linux Commands: </text:span>Assignment_<text:span text:style-name="T11">2</text:span>:</text:p>
      <text:p text:style-name="P5"/>
      <text:p text:style-name="P5"><text:span text:style-name="T3">1</text:span>. Display one file per line: <text:span text:style-name="T1">(</text:span>ls -1<text:span text:style-name="T1">)</text:span></text:p>
      <text:p text:style-name="P5"><text:span text:style-name="T4">2</text:span>. Display all information about file/directory <text:span text:style-name="T2">(</text:span>using ls -l<text:span text:style-name="T2">)</text:span></text:p>
      <text:p text:style-name="P6"><text:span text:style-name="T4">3</text:span>. Display file in human readable format (using ls -lh)</text:p>
      <text:p text:style-name="P7"><text:span text:style-name="T4">4</text:span>. Order files based on last modified time (using ls -lt)</text:p>
      <text:p text:style-name="P7"><text:span text:style-name="T4">5</text:span>. Order files based on last modified time (in reverse order) (using ls -ltr)</text:p>
      <text:p text:style-name="P7"><text:span text:style-name="T4">6</text:span>. Display hidden files (using ls -a or ls -A )</text:p>
      <text:p text:style-name="P7"><text:span text:style-name="T5">7</text:span>. Display files recursively</text:p>
      <text:p text:style-name="P8"><text:span text:style-name="T6">8</text:span>. Display files inode number (using ls -i)</text:p>
      <text:p text:style-name="P8"><text:span text:style-name="T10">9</text:span>. Display user id and group id (using ls -n)</text:p>
      <text:p text:style-name="P9">1<text:span text:style-name="T10">0</text:span>. Visual classification of files with special characters</text:p>
      <text:p text:style-name="P9">(using ls -F) <text:span text:style-name="T9">as well as </text:span><text:span text:style-name="T8">visual classification of the file with color</text:span></text:p>
      <text:p text:style-name="P4"><text:tab/>/ --&gt; directory</text:p>
      <text:p text:style-name="P2"><text:tab/>nothing --&gt; regular file</text:p>
      <text:p text:style-name="P3"><text:tab/>@ --&gt; link file<text:tab/></text:p>
      <text:p text:style-name="P3"><text:tab/>* --<text:span text:style-name="T7">&gt; executable fil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21:25:51.948338299</meta:creation-date>
    <dc:date>2016-11-06T22:13:01.095812513</dc:date>
    <meta:editing-duration>PT4M8S</meta:editing-duration>
    <meta:editing-cycles>12</meta:editing-cycles>
    <meta:generator>LibreOffice/5.3.1.2$Linux_X86_64 LibreOffice_project/30m0$Build-2</meta:generator>
    <meta:document-statistic meta:table-count="0" meta:image-count="0" meta:object-count="0" meta:page-count="1" meta:paragraph-count="16" meta:word-count="128" meta:character-count="686" meta:non-whitespace-character-count="573"/>
  </office:meta>
</office:document-meta>
</file>